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83d3c" draw:textarea-horizontal-align="justify" draw:textarea-vertical-align="middle" draw:auto-grow-height="false" fo:min-height="1.104cm" fo:min-width="4.854cm"/>
      <style:paragraph-properties style:writing-mode="lr-tb"/>
    </style:style>
    <style:style style:name="gr2" style:family="graphic" style:parent-style-name="standard">
      <style:graphic-properties draw:fill-color="#8d281e" draw:textarea-horizontal-align="justify" draw:textarea-vertical-align="middle" draw:auto-grow-height="false" fo:min-height="1.104cm" fo:min-width="4.504cm"/>
      <style:paragraph-properties style:writing-mode="lr-tb"/>
    </style:style>
    <style:style style:name="gr3" style:family="graphic" style:parent-style-name="standard">
      <style:graphic-properties svg:stroke-color="#ff8000" draw:fill-color="#ff0000" draw:textarea-horizontal-align="justify" draw:textarea-vertical-align="middle" draw:auto-grow-height="false" fo:min-height="1.104cm" fo:min-width="4.454cm"/>
      <style:paragraph-properties style:writing-mode="lr-tb"/>
    </style:style>
    <style:style style:name="gr4" style:family="graphic" style:parent-style-name="standard">
      <style:graphic-properties svg:stroke-color="#800080" draw:fill-color="#8d281e" draw:textarea-horizontal-align="justify" draw:textarea-vertical-align="middle" draw:auto-grow-height="false" fo:min-height="1.557cm" fo:min-width="4.555cm"/>
      <style:paragraph-properties style:writing-mode="lr-tb"/>
    </style:style>
    <style:style style:name="gr5" style:family="graphic" style:parent-style-name="standard">
      <style:graphic-properties draw:fill-color="#383d3c" draw:textarea-horizontal-align="justify" draw:textarea-vertical-align="middle" draw:auto-grow-height="false" fo:min-height="0.878cm" fo:min-width="3.278cm"/>
      <style:paragraph-properties style:writing-mode="lr-tb"/>
    </style:style>
    <style:style style:name="gr6" style:family="graphic" style:parent-style-name="standard">
      <style:graphic-properties draw:fill-color="#383d3c" draw:textarea-horizontal-align="justify" draw:textarea-vertical-align="middle" draw:auto-grow-height="false" fo:min-height="0.878cm" fo:min-width="2.827cm"/>
      <style:paragraph-properties style:writing-mode="lr-tb"/>
    </style:style>
    <style:style style:name="gr7" style:family="graphic" style:parent-style-name="standard">
      <style:graphic-properties svg:stroke-color="#ff8000" draw:fill-color="#ed6f45" draw:textarea-horizontal-align="justify" draw:textarea-vertical-align="middle" draw:auto-grow-height="false" fo:min-height="1.104cm" fo:min-width="4.602cm"/>
      <style:paragraph-properties style:writing-mode="lr-tb"/>
    </style:style>
    <style:style style:name="gr8" style:family="graphic" style:parent-style-name="objectwithoutfill">
      <style:graphic-properties svg:stroke-color="#158466" draw:marker-end="Pontas_20_das_20_setas_20_1" draw:marker-end-width="0.3cm" draw:fill="none" draw:fill-color="#8d281e" draw:textarea-vertical-align="middle"/>
    </style:style>
    <style:style style:name="gr9" style:family="graphic" style:parent-style-name="objectwithoutfill">
      <style:graphic-properties svg:stroke-color="#158466" draw:marker-end="Pontas_20_das_20_setas_20_2" draw:marker-end-width="0.3cm" draw:fill="none" draw:fill-color="#8d281e" draw:textarea-vertical-align="middle"/>
    </style:style>
    <style:style style:name="gr10" style:family="graphic" style:parent-style-name="objectwithoutfill">
      <style:graphic-properties svg:stroke-color="#158466" draw:marker-end="Pontas_20_das_20_setas_20_3" draw:marker-end-width="0.3cm" draw:fill="none" draw:fill-color="#8d281e" draw:textarea-vertical-align="middle"/>
    </style:style>
    <style:style style:name="gr11" style:family="graphic" style:parent-style-name="objectwithoutfill">
      <style:graphic-properties svg:stroke-color="#158466" draw:marker-end="Pontas_20_das_20_setas_20_4" draw:marker-end-width="0.3cm" draw:fill="none" draw:fill-color="#8d281e" draw:textarea-vertical-align="middle"/>
    </style:style>
    <style:style style:name="gr12" style:family="graphic" style:parent-style-name="objectwithoutfill">
      <style:graphic-properties svg:stroke-color="#158466" draw:marker-end="Pontas_20_das_20_setas_20_5" draw:marker-end-width="0.3cm" draw:fill="none" draw:fill-color="#8d281e" draw:textarea-vertical-align="middle"/>
    </style:style>
    <style:style style:name="gr13" style:family="graphic" style:parent-style-name="objectwithoutfill">
      <style:graphic-properties svg:stroke-color="#158466" draw:marker-end="Pontas_20_das_20_setas_20_6" draw:marker-end-width="0.3cm" draw:fill="none" draw:fill-color="#8d281e" draw:textarea-vertical-align="middle"/>
    </style:style>
    <style:style style:name="gr14" style:family="graphic" style:parent-style-name="standard">
      <style:graphic-properties draw:fill-color="#158466" draw:textarea-horizontal-align="justify" draw:textarea-vertical-align="middle" draw:auto-grow-height="false" fo:min-height="1.104cm" fo:min-width="4.854cm"/>
      <style:paragraph-properties style:writing-mode="lr-tb"/>
    </style:style>
    <style:style style:name="gr15" style:family="graphic" style:parent-style-name="standard">
      <style:graphic-properties draw:fill-color="#8d281e" draw:textarea-horizontal-align="justify" draw:textarea-vertical-align="middle" draw:auto-grow-height="false" fo:min-height="1.104cm" fo:min-width="4.754cm"/>
      <style:paragraph-properties style:writing-mode="lr-tb"/>
    </style:style>
    <style:style style:name="gr16" style:family="graphic" style:parent-style-name="standard">
      <style:graphic-properties svg:stroke-color="#ff8000" draw:fill-color="#ff0000" draw:textarea-horizontal-align="justify" draw:textarea-vertical-align="middle" draw:auto-grow-height="false" fo:min-height="0.878cm" fo:min-width="3.628cm"/>
      <style:paragraph-properties style:writing-mode="lr-tb"/>
    </style:style>
    <style:style style:name="gr17" style:family="graphic" style:parent-style-name="standard">
      <style:graphic-properties svg:stroke-color="#800080" draw:fill-color="#8d281e" draw:textarea-horizontal-align="justify" draw:textarea-vertical-align="middle" draw:auto-grow-height="false" fo:min-height="1.557cm" fo:min-width="3.806cm"/>
      <style:paragraph-properties style:writing-mode="lr-tb"/>
    </style:style>
    <style:style style:name="gr18" style:family="graphic" style:parent-style-name="standard">
      <style:graphic-properties draw:fill-color="#383d3c" draw:textarea-horizontal-align="justify" draw:textarea-vertical-align="middle" draw:auto-grow-height="false" fo:min-height="0.878cm" fo:min-width="3.527cm"/>
      <style:paragraph-properties style:writing-mode="lr-tb"/>
    </style:style>
    <style:style style:name="gr19" style:family="graphic" style:parent-style-name="standard">
      <style:graphic-properties draw:fill-color="#158466" draw:textarea-horizontal-align="justify" draw:textarea-vertical-align="middle" draw:auto-grow-height="false" fo:min-height="0.833cm" fo:min-width="4.884cm"/>
      <style:paragraph-properties style:writing-mode="lr-tb"/>
    </style:style>
    <style:style style:name="gr20" style:family="graphic" style:parent-style-name="standard">
      <style:graphic-properties svg:stroke-color="#800080" draw:fill-color="#8d281e" draw:textarea-horizontal-align="justify" draw:textarea-vertical-align="middle" draw:auto-grow-height="false" fo:min-height="0.878cm" fo:min-width="3.627cm"/>
      <style:paragraph-properties style:writing-mode="lr-tb"/>
    </style:style>
    <style:style style:name="gr21" style:family="graphic" style:parent-style-name="standard">
      <style:graphic-properties svg:stroke-color="#800080" draw:fill-color="#8d281e" draw:textarea-horizontal-align="justify" draw:textarea-vertical-align="middle" draw:auto-grow-height="false" fo:min-height="1.557cm" fo:min-width="4.757cm"/>
      <style:paragraph-properties style:writing-mode="lr-tb"/>
    </style:style>
    <style:style style:name="gr22" style:family="graphic" style:parent-style-name="objectwithoutfill">
      <style:graphic-properties svg:stroke-color="#158466" draw:marker-end="Pontas_20_das_20_setas_20_7" draw:marker-end-width="0.3cm" draw:fill="none" draw:fill-color="#8d281e" draw:textarea-vertical-align="middle"/>
    </style:style>
    <style:style style:name="gr23" style:family="graphic" style:parent-style-name="objectwithoutfill">
      <style:graphic-properties svg:stroke-color="#158466" draw:marker-end="Pontas_20_das_20_setas_20_8" draw:marker-end-width="0.3cm" draw:fill="none" draw:fill-color="#8d281e" draw:textarea-vertical-align="middle"/>
    </style:style>
    <style:style style:name="gr24" style:family="graphic" style:parent-style-name="objectwithoutfill">
      <style:graphic-properties svg:stroke-color="#158466" draw:marker-end="Pontas_20_das_20_setas_20_9" draw:marker-end-width="0.3cm" draw:fill="none" draw:fill-color="#8d281e" draw:textarea-vertical-align="middle"/>
    </style:style>
    <style:style style:name="gr25" style:family="graphic" style:parent-style-name="objectwithoutfill">
      <style:graphic-properties svg:stroke-color="#158466" draw:marker-end="Pontas_20_das_20_setas_20_10" draw:marker-end-width="0.3cm" draw:fill="none" draw:fill-color="#8d281e" draw:textarea-vertical-align="middle"/>
    </style:style>
    <style:style style:name="gr26" style:family="graphic" style:parent-style-name="objectwithoutfill">
      <style:graphic-properties svg:stroke-color="#158466" draw:marker-end="Pontas_20_das_20_setas_20_11" draw:marker-end-width="0.3cm" draw:fill="none" draw:fill-color="#8d281e" draw:textarea-vertical-align="middle"/>
    </style:style>
    <style:style style:name="gr27" style:family="graphic" style:parent-style-name="objectwithoutfill">
      <style:graphic-properties svg:stroke-color="#158466" draw:marker-end="Pontas_20_das_20_setas_20_12" draw:marker-end-width="0.3cm" draw:fill="none" draw:fill-color="#8d281e" draw:textarea-vertical-align="middle"/>
    </style:style>
    <style:style style:name="gr28" style:family="graphic" style:parent-style-name="objectwithoutfill">
      <style:graphic-properties svg:stroke-color="#158466" draw:marker-end="Pontas_20_das_20_setas_20_13" draw:marker-end-width="0.3cm" draw:fill="none" draw:fill-color="#8d281e" draw:textarea-vertical-align="middle"/>
    </style:style>
    <style:style style:name="gr29" style:family="graphic" style:parent-style-name="objectwithoutfill">
      <style:graphic-properties svg:stroke-color="#158466" draw:marker-end="Pontas_20_das_20_setas_20_14" draw:marker-end-width="0.3cm" draw:fill="none" draw:fill-color="#8d281e" draw:textarea-vertical-align="middle"/>
    </style:style>
    <style:style style:name="gr30" style:family="graphic" style:parent-style-name="standard">
      <style:graphic-properties draw:fill-color="#ff0000" draw:textarea-horizontal-align="justify" draw:textarea-vertical-align="middle" draw:auto-grow-height="false" fo:min-height="1.104cm" fo:min-width="4.604cm"/>
      <style:paragraph-properties style:writing-mode="lr-tb"/>
    </style:style>
    <style:style style:name="gr31" style:family="graphic" style:parent-style-name="standard">
      <style:graphic-properties draw:fill-color="#813709" draw:textarea-horizontal-align="justify" draw:textarea-vertical-align="middle" draw:auto-grow-height="false" fo:min-height="1.104cm" fo:min-width="6.353cm"/>
      <style:paragraph-properties style:writing-mode="lr-tb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1.104cm" fo:min-width="4.854cm"/>
      <style:paragraph-properties style:writing-mode="lr-tb"/>
    </style:style>
    <style:style style:name="gr33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34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35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36" style:family="graphic" style:parent-style-name="objectwithoutfill">
      <style:graphic-properties draw:marker-end="Pontas_20_das_20_setas_20_18" draw:marker-end-width="0.3cm" draw:fill="none" draw:textarea-vertical-align="middle"/>
    </style:style>
    <style:style style:name="gr37" style:family="graphic" style:parent-style-name="standard">
      <style:graphic-properties draw:fill-color="#813709" draw:textarea-horizontal-align="justify" draw:textarea-vertical-align="middle" draw:auto-grow-height="false" fo:min-height="1.104cm" fo:min-width="7.354cm"/>
      <style:paragraph-properties style:writing-mode="lr-tb"/>
    </style:style>
    <style:style style:name="gr38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39" style:family="graphic" style:parent-style-name="objectwithoutfill">
      <style:graphic-properties draw:marker-end="Pontas_20_das_20_setas_20_20" draw:marker-end-width="0.3cm" draw:fill="none" draw:textarea-vertical-align="middle"/>
    </style:style>
    <style:style style:name="gr40" style:family="graphic" style:parent-style-name="objectwithoutfill">
      <style:graphic-properties draw:marker-end="Pontas_20_das_20_setas_20_21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-color="#383d3c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color="#ffff00" loext:opacity="100%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8d281e"/>
      <style:paragraph-properties fo:text-align="center" style:writing-mode="lr-tb"/>
      <style:text-properties fo:color="#ffff00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0000"/>
      <style:paragraph-properties fo:text-align="center" style:writing-mode="lr-tb"/>
      <style:text-properties fo:color="#000000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ed6f45"/>
      <style:paragraph-properties fo:text-align="center" style:writing-mode="lr-tb"/>
      <style:text-properties fo:color="#000000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8d281e"/>
      <style:paragraph-properties fo:text-align="center"/>
    </style:style>
    <style:style style:name="P9" style:family="paragraph">
      <loext:graphic-properties draw:fill-color="#158466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 style:writing-mode="lr-tb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ff0000"/>
      <style:paragraph-properties fo:text-align="center" style:writing-mode="lr-tb"/>
      <style:text-properties fo:color="#000000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 style:writing-mode="lr-tb"/>
      <style:text-properties fo:color="#ffff00" loext:opacity="100%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8d281e"/>
      <style:paragraph-properties fo:text-align="center" style:writing-mode="lr-tb"/>
      <style:text-properties fo:color="#ffff00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center" style:writing-mode="lr-tb"/>
      <style:text-properties fo:color="#ffbf00" loext:opacity="100%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0000"/>
      <style:paragraph-properties fo:text-align="center" style:writing-mode="lr-tb"/>
      <style:text-properties fo:color="#ffbf00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813709"/>
      <style:paragraph-properties fo:text-align="center" style:writing-mode="lr-tb"/>
      <style:text-properties fo:color="#ffff00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 style:writing-mode="lr-tb"/>
      <style:text-properties fo:color="#ffffd7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ff0000"/>
      <style:paragraph-properties fo:text-align="center" style:writing-mode="lr-tb"/>
      <style:text-properties fo:color="#ffffd7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00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bf00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5.5cm" svg:height="1.5cm" svg:x="1.35cm" svg:y="27cm">
          <text:p text:style-name="P1"><text:span text:style-name="T1">CI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15cm" svg:height="1.5cm" svg:x="1.5cm" svg:y="24.2cm">
          <text:p text:style-name="P3"><text:span text:style-name="T2">Para CI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5.1cm" svg:height="1.5cm" svg:x="1.55cm" svg:y="21.551cm">
          <text:p text:style-name="P5"><text:span text:style-name="T3">SUB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5.249cm" svg:height="2.001cm" svg:x="1.501cm" svg:y="18.15cm">
          <text:p text:style-name="P3"><text:span text:style-name="T2">Ser Promovi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" draw:id="id6" draw:layer="layout" svg:width="3.9cm" svg:height="1.25cm" svg:x="4.4cm" svg:y="15.25cm">
          <text:p text:style-name="P1"><text:span text:style-name="T1">Esca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3.449cm" svg:height="1.25cm" svg:x="8.601cm" svg:y="15.251cm">
          <text:p text:style-name="P1"><text:span text:style-name="T1">Trep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5.248cm" svg:height="1.5cm" svg:x="1.502cm" svg:y="12.452cm">
          <text:p text:style-name="P5"><text:span text:style-name="T3">Aumen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4.1cm" svg:y1="27cm" svg:x2="4.075cm" svg:y2="25.7cm" draw:start-shape="id1" draw:start-glue-point="0" draw:end-shape="id2" draw:end-glue-point="2" svg:d="M4100 27000v-649h-25v-651" svg:viewBox="0 0 26 1301">
          <text:p/>
        </draw:connector>
        <draw:connector draw:style-name="gr9" draw:text-style-name="P8" draw:layer="layout" svg:x1="4.075cm" svg:y1="24.2cm" svg:x2="4.1cm" svg:y2="23.051cm" draw:start-shape="id2" draw:start-glue-point="0" draw:end-shape="id3" draw:end-glue-point="2" svg:d="M4075 24200v-574h25v-575" svg:viewBox="0 0 26 1150">
          <text:p/>
        </draw:connector>
        <draw:connector draw:style-name="gr10" draw:text-style-name="P8" draw:layer="layout" svg:x1="4.1cm" svg:y1="21.551cm" svg:x2="4.125cm" svg:y2="20.151cm" draw:start-shape="id3" draw:start-glue-point="0" draw:end-shape="id4" draw:end-glue-point="2" svg:d="M4100 21551v-700h25v-700" svg:viewBox="0 0 26 1401">
          <text:p/>
        </draw:connector>
        <draw:connector draw:style-name="gr11" draw:text-style-name="P8" draw:layer="layout" svg:x1="4.125cm" svg:y1="18.15cm" svg:x2="10.325cm" svg:y2="16.501cm" draw:start-shape="id4" draw:start-glue-point="0" draw:end-shape="id5" draw:end-glue-point="2" svg:d="M4125 18150v-824h6200v-825" svg:viewBox="0 0 6201 1650">
          <text:p/>
        </draw:connector>
        <draw:connector draw:style-name="gr12" draw:text-style-name="P8" draw:layer="layout" svg:x1="4.125cm" svg:y1="18.15cm" svg:x2="6.35cm" svg:y2="16.5cm" draw:start-shape="id4" draw:start-glue-point="0" draw:end-shape="id6" draw:end-glue-point="2" svg:d="M4125 18150v-825h2225v-825" svg:viewBox="0 0 2226 1651">
          <text:p/>
        </draw:connector>
        <draw:connector draw:style-name="gr13" draw:text-style-name="P8" draw:layer="layout" svg:x1="4.125cm" svg:y1="18.15cm" svg:x2="4.126cm" svg:y2="13.952cm" draw:start-shape="id4" draw:start-glue-point="0" draw:end-shape="id7" draw:end-glue-point="2" svg:d="M4125 18150v-2099h1v-2099" svg:viewBox="0 0 2 4199">
          <text:p/>
        </draw:connector>
        <draw:custom-shape draw:style-name="gr14" draw:text-style-name="P9" xml:id="id8" draw:id="id8" draw:layer="layout" svg:width="5.5cm" svg:height="1.5cm" svg:x="14.25cm" svg:y="1cm">
          <text:p text:style-name="P1"><text:span text:style-name="T1">BAIX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9" draw:id="id9" draw:layer="layout" svg:width="5.4cm" svg:height="1.5cm" svg:x="14.35cm" svg:y="4cm">
          <text:p text:style-name="P3"><text:span text:style-name="T2">Para BAIX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2" draw:id="id12" draw:layer="layout" svg:width="4.25cm" svg:height="1.25cm" svg:x="15.5cm" svg:y="9.25cm">
          <text:p text:style-name="P10"><text:span text:style-name="T4">DES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15" draw:id="id15" draw:layer="layout" svg:width="4.5cm" svg:height="2.001cm" svg:x="9.55cm" svg:y="19.75cm">
          <text:p text:style-name="P12"><text:span text:style-name="T5">Ser Rebaix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3.449cm" svg:height="1.25cm" svg:x="13cm" svg:y="7.25cm">
          <text:p text:style-name="P1"><text:span text:style-name="T1">Sen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0" draw:id="id10" draw:layer="layout" svg:width="4.149cm" svg:height="1.25cm" svg:x="8.5cm" svg:y="7.251cm">
          <text:p text:style-name="P1"><text:span text:style-name="T1">Agach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13" draw:id="id13" draw:layer="layout" svg:width="5.5cm" svg:height="1.199cm" svg:x="14.251cm" svg:y="12.501cm">
          <text:p text:style-name="P1"><text:span text:style-name="T1">DIMIN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4" draw:id="id14" draw:layer="layout" svg:width="4.249cm" svg:height="1.25cm" svg:x="12.4cm" svg:y="18.2cm">
          <text:p text:style-name="P3"><text:span text:style-name="T2">Barat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16" draw:id="id16" draw:layer="layout" svg:width="5.451cm" svg:height="2.001cm" svg:x="14.5cm" svg:y="19.75cm">
          <text:p text:style-name="P12"><text:span text:style-name="T5">Ser Enver-gonh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8" draw:layer="layout" svg:x1="17cm" svg:y1="2.5cm" svg:x2="17.05cm" svg:y2="4cm" draw:start-shape="id8" draw:start-glue-point="2" draw:end-shape="id9" draw:end-glue-point="0" svg:d="M17000 2500v751h50v749" svg:viewBox="0 0 51 1501">
          <text:p/>
        </draw:connector>
        <draw:connector draw:style-name="gr23" draw:text-style-name="P8" draw:layer="layout" svg:x1="17.05cm" svg:y1="5.5cm" svg:x2="10.574cm" svg:y2="7.251cm" draw:start-shape="id9" draw:start-glue-point="2" draw:end-shape="id10" draw:end-glue-point="0" svg:d="M17050 5500v876h-6476v875" svg:viewBox="0 0 6477 1752">
          <text:p/>
        </draw:connector>
        <draw:connector draw:style-name="gr24" draw:text-style-name="P8" draw:layer="layout" svg:x1="17.05cm" svg:y1="5.5cm" svg:x2="14.724cm" svg:y2="7.25cm" draw:start-shape="id9" draw:start-glue-point="2" draw:end-shape="id11" draw:end-glue-point="0" svg:d="M17050 5500v876h-2326v874" svg:viewBox="0 0 2327 1751">
          <text:p/>
        </draw:connector>
        <draw:connector draw:style-name="gr25" draw:text-style-name="P8" draw:layer="layout" svg:x1="17.05cm" svg:y1="5.5cm" svg:x2="17.625cm" svg:y2="9.25cm" draw:start-shape="id9" draw:start-glue-point="2" draw:end-shape="id12" draw:end-glue-point="0" svg:d="M17050 5500v1876h575v1874" svg:viewBox="0 0 576 3751">
          <text:p/>
        </draw:connector>
        <draw:connector draw:style-name="gr26" draw:text-style-name="P8" draw:layer="layout" svg:x1="17.625cm" svg:y1="10.5cm" svg:x2="17.001cm" svg:y2="12.501cm" draw:start-shape="id12" draw:start-glue-point="2" draw:end-shape="id13" draw:end-glue-point="0" svg:d="M17625 10500v1001h-624v1000" svg:viewBox="0 0 625 2002">
          <text:p/>
        </draw:connector>
        <draw:connector draw:style-name="gr27" draw:text-style-name="P8" draw:layer="layout" svg:x1="17.001cm" svg:y1="13.7cm" svg:x2="14.524cm" svg:y2="18.2cm" draw:start-shape="id13" draw:start-glue-point="2" draw:end-shape="id14" draw:end-glue-point="0" svg:d="M17001 13700v2250h-2477v2250" svg:viewBox="0 0 2478 4501">
          <text:p/>
        </draw:connector>
        <draw:connector draw:style-name="gr28" draw:text-style-name="P8" draw:layer="layout" draw:line-skew="0.525cm" svg:x1="17.001cm" svg:y1="13.7cm" svg:x2="11.8cm" svg:y2="19.75cm" draw:start-shape="id13" draw:start-glue-point="2" draw:end-shape="id15" draw:end-glue-point="0" svg:d="M17001 13700v3550h-5201v2500" svg:viewBox="0 0 5202 6051">
          <text:p/>
        </draw:connector>
        <draw:connector draw:style-name="gr29" draw:text-style-name="P8" draw:layer="layout" draw:line-skew="0.525cm" svg:x1="17.001cm" svg:y1="13.7cm" svg:x2="17.225cm" svg:y2="19.75cm" draw:start-shape="id13" draw:start-glue-point="2" draw:end-shape="id16" draw:end-glue-point="0" svg:d="M17001 13700v3550h224v2500" svg:viewBox="0 0 225 6051">
          <text:p/>
        </draw:connector>
      </draw:page>
      <draw:page draw:name="page2" draw:style-name="dp1" draw:master-page-name="Padrão">
        <draw:custom-shape draw:style-name="gr1" draw:text-style-name="P2" xml:id="id20" draw:id="id20" draw:layer="layout" svg:width="5.5cm" svg:height="1.5cm" svg:x="7.05cm" svg:y="12.65cm">
          <text:p text:style-name="P1"><text:span text:style-name="T1">CO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21" draw:id="id21" draw:layer="layout" svg:width="5.5cm" svg:height="1.5cm" svg:x="7.05cm" svg:y="15.3cm">
          <text:p text:style-name="P1"><text:span text:style-name="T1">FA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5" xml:id="id19" draw:id="id19" draw:layer="layout" svg:width="5.25cm" svg:height="1.5cm" svg:x="7.2cm" svg:y="9.9cm">
          <text:p text:style-name="P14"><text:span text:style-name="T6">VAL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18" draw:id="id18" draw:layer="layout" svg:width="6.999cm" svg:height="1.5cm" svg:x="2.2cm" svg:y="7.25cm">
          <text:p text:style-name="P3"><text:span text:style-name="T2">PAG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xml:id="id17" draw:id="id17" draw:layer="layout" svg:width="5.5cm" svg:height="1.5cm" svg:x="7.1cm" svg:y="4cm">
          <text:p text:style-name="P17"><text:span text:style-name="T1">DÍVI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9" draw:layer="layout" svg:x1="9.85cm" svg:y1="5.5cm" svg:x2="5.699cm" svg:y2="7.25cm" draw:start-shape="id17" draw:start-glue-point="2" draw:end-shape="id18" draw:end-glue-point="0" svg:d="M9850 5500v876h-4151v874" svg:viewBox="0 0 4152 1751">
          <text:p/>
        </draw:connector>
        <draw:connector draw:style-name="gr34" draw:text-style-name="P19" draw:layer="layout" svg:x1="5.699cm" svg:y1="8.75cm" svg:x2="9.825cm" svg:y2="9.9cm" draw:start-shape="id18" draw:start-glue-point="2" draw:end-shape="id19" draw:end-glue-point="0" svg:d="M5699 8750v576h4126v574" svg:viewBox="0 0 4127 1151">
          <text:p/>
        </draw:connector>
        <draw:connector draw:style-name="gr35" draw:text-style-name="P19" draw:layer="layout" svg:x1="9.825cm" svg:y1="11.4cm" svg:x2="9.8cm" svg:y2="12.65cm" draw:start-shape="id19" draw:start-glue-point="2" draw:end-shape="id20" draw:end-glue-point="0" svg:d="M9825 11400v626h-25v624" svg:viewBox="0 0 26 1251">
          <text:p/>
        </draw:connector>
        <draw:connector draw:style-name="gr36" draw:text-style-name="P19" draw:layer="layout" svg:x1="9.8cm" svg:y1="14.15cm" svg:x2="9.8cm" svg:y2="15.3cm" draw:start-shape="id20" draw:start-glue-point="2" draw:end-shape="id21" draw:end-glue-point="0" svg:d="M9800 14150v1150" svg:viewBox="0 0 1 1151">
          <text:p/>
        </draw:connector>
        <draw:custom-shape draw:style-name="gr37" draw:text-style-name="P16" xml:id="id22" draw:id="id22" draw:layer="layout" svg:width="8cm" svg:height="1.5cm" svg:x="10.3cm" svg:y="7.251cm">
          <text:p text:style-name="P3"><text:span text:style-name="T2">PARCEL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19" draw:layer="layout" svg:x1="9.85cm" svg:y1="5.5cm" svg:x2="14.3cm" svg:y2="7.251cm" draw:start-shape="id17" draw:start-glue-point="2" draw:end-shape="id22" svg:d="M9850 5500v876h4450v875" svg:viewBox="0 0 4451 1752">
          <text:p/>
        </draw:connector>
        <draw:connector draw:style-name="gr39" draw:text-style-name="P19" draw:layer="layout" svg:x1="14.3cm" svg:y1="8.751cm" svg:x2="9.825cm" svg:y2="9.9cm" draw:start-shape="id22" draw:start-glue-point="2" draw:end-shape="id19" draw:end-glue-point="0" svg:d="M14300 8751v575h-4475v574" svg:viewBox="0 0 4476 1150">
          <text:p/>
        </draw:connector>
        <draw:custom-shape draw:style-name="gr31" draw:text-style-name="P16" xml:id="id23" draw:id="id23" draw:layer="layout" svg:width="6.999cm" svg:height="1.5cm" svg:x="6.3cm" svg:y="18.451cm">
          <text:p text:style-name="P3"><text:span text:style-name="T2">QUIT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9" draw:layer="layout" svg:x1="9.8cm" svg:y1="16.8cm" svg:x2="9.799cm" svg:y2="18.451cm" draw:start-shape="id21" draw:start-glue-point="2" draw:end-shape="id23" draw:end-glue-point="0" svg:d="M9800 16800v826h-1v825" svg:viewBox="0 0 2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3T15:25:42.733000000</meta:creation-date>
    <dc:date>2023-03-16T11:18:51.466000000</dc:date>
    <meta:editing-duration>PT2H59M58S</meta:editing-duration>
    <meta:editing-cycles>5</meta:editing-cycles>
    <meta:generator>LibreOffice/7.4.4.2$Windows_X86_64 LibreOffice_project/85569322deea74ec9134968a29af2df5663baa21</meta:generator>
    <meta:document-statistic meta:object-count="44"/>
  </office:meta>
</office:document-meta>
</file>